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d6b88" officeooo:paragraph-rsid="001d6b8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fo:font-weight="normal" officeooo:rsid="001d6b88" officeooo:paragraph-rsid="001d6b88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italic" fo:font-weight="normal" officeooo:rsid="0021ad51" officeooo:paragraph-rsid="0021ad51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officeooo:rsid="001d6b88" officeooo:paragraph-rsid="001d6b88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officeooo:rsid="0021ad51" officeooo:paragraph-rsid="0021ad51" style:font-style-asian="normal" style:font-weight-asian="normal" style:font-style-complex="normal" style:font-weight-complex="normal"/>
    </style:style>
    <style:style style:name="T1" style:family="text">
      <style:text-properties officeooo:rsid="001e6661"/>
    </style:style>
    <style:style style:name="T2" style:family="text">
      <style:text-properties officeooo:rsid="0020216a"/>
    </style:style>
    <style:style style:name="T3" style:family="text">
      <style:text-properties officeooo:rsid="0021cc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aluation</text:p>
      <text:p text:style-name="P1"/>
      <text:p text:style-name="P2">How is the current database limited and what can be done about it?</text:p>
      <text:p text:style-name="P4">The current implementation of the database employs entity tables to illustrate and enforce correct entity relationship. While this, strictly speaking, is necessary in database containing only 1 to to many relationships like this one it allows for further expansion in terms of more advanced news sharing. For instance consider a news article with collaborators: Now every news article needs to have more than one author. This is easier to modify with relationship tables already in place. A downside to this is the increased complexity of writing <text:span text:style-name="T1">queries</text:span> for a database that is seemingly intended to be simple and easy to use. <text:span text:style-name="T2">What this means in terms of scalability is essentially that the database can be expanded upon further but at the expanse of users (or developers) writing queries.</text:span></text:p>
      <text:p text:style-name="P4"/>
      <text:p text:style-name="P3">How to alter the database to accommodate 50 000 character articles</text:p>
      <text:p text:style-name="P5">First of all a change of the maximum character limit in the article <text:span text:style-name="T3">entity’s</text:span> ‘content’ attribute is i<text:span text:style-name="T3">n</text:span> order. <text:span text:style-name="T3">Since this already is of type text there is no need to change the attribute typ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8:09:12.609851768</meta:creation-date>
    <dc:date>2016-12-11T18:23:19.323951216</dc:date>
    <meta:editing-duration>PT14M3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188" meta:character-count="1122" meta:non-whitespace-character-count="939"/>
  </office:meta>
</office:document-meta>
</file>